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9000002624A32526318582F0F.png" manifest:media-type="image/png"/>
  <manifest:file-entry manifest:full-path="Pictures/10000000000002B900000262EE63DB888747B5D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35cm" svg:stroke-color="#ff0000" draw:marker-start-width="0.252cm" draw:marker-end-width="0.2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opacity="0%" draw:fill-color="#ff3838" draw:opacity="30%" draw:textarea-horizontal-align="justify" draw:textarea-vertical-align="middle" draw:auto-grow-height="false" fo:min-height="2.932cm" fo:min-width="7cm"/>
    </style:style>
    <style:style style:name="gr4" style:family="graphic" style:parent-style-name="standard">
      <style:graphic-properties svg:stroke-opacity="0%" draw:fill-color="#81d41a" draw:opacity="14%" draw:textarea-horizontal-align="justify" draw:textarea-vertical-align="middle" draw:auto-grow-height="false" fo:min-height="2.932cm" fo:min-width="7cm"/>
    </style:style>
    <style:style style:name="gr5" style:family="graphic" style:parent-style-name="standard">
      <style:graphic-properties svg:stroke-opacity="0%" draw:fill-color="#999999" draw:opacity="30%" draw:textarea-horizontal-align="justify" draw:textarea-vertical-align="middle" draw:auto-grow-height="false" fo:min-height="2.932cm" fo:min-width="7cm"/>
    </style:style>
    <style:style style:name="gr6" style:family="graphic" style:parent-style-name="standard">
      <style:graphic-properties svg:stroke-opacity="0%" draw:fill-color="#069a2e" draw:opacity="30%" draw:textarea-horizontal-align="justify" draw:textarea-vertical-align="middle" draw:auto-grow-height="false" fo:min-height="2.932cm" fo:min-width="7cm"/>
    </style:style>
    <style:style style:name="gr7" style:family="graphic" style:parent-style-name="standard">
      <style:graphic-properties svg:stroke-opacity="0%" draw:opacity="30%" draw:textarea-horizontal-align="justify" draw:textarea-vertical-align="middle" draw:auto-grow-height="false" fo:min-height="2.932cm" fo:min-width="7cm"/>
    </style:style>
    <style:style style:name="gr8" style:family="graphic" style:parent-style-name="standard">
      <style:graphic-properties svg:stroke-opacity="0%" draw:fill-color="#ffff00" draw:opacity="30%" draw:textarea-horizontal-align="justify" draw:textarea-vertical-align="middle" draw:auto-grow-height="false" fo:min-height="2.932cm" fo:min-width="7cm"/>
    </style:style>
    <style:style style:name="gr9" style:family="graphic" style:parent-style-name="standard" style:list-style-name="L1">
      <style:graphic-properties draw:opacity="57%" draw:textarea-horizontal-align="justify" draw:textarea-vertical-align="middle" draw:auto-grow-height="false" fo:min-height="3.058cm" fo:min-width="2.6cm"/>
      <style:paragraph-properties style:writing-mode="lr-tb"/>
    </style:style>
    <style:style style:name="gr10" style:family="graphic" style:parent-style-name="standard">
      <style:graphic-properties draw:stroke="solid" draw:stroke-dash="Dot" svg:stroke-color="#666666" draw:fill-color="#cccccc" draw:opacity="100%" draw:textarea-horizontal-align="justify" draw:textarea-vertical-align="middle" draw:auto-grow-height="false" fo:min-height="3.262cm" fo:min-width="7cm"/>
    </style:style>
    <style:style style:name="gr11" style:family="graphic" style:parent-style-name="standard">
      <style:graphic-properties draw:stroke="solid" draw:stroke-dash="Dot" svg:stroke-width="0.035cm" svg:stroke-color="#ff0000" draw:marker-start-width="0.252cm" draw:marker-end-width="0.252cm" draw:fill-color="#666666" draw:opacity="100%" draw:textarea-horizontal-align="justify" draw:textarea-vertical-align="middle" draw:auto-grow-height="false" fo:min-height="3.228cm" fo:min-width="6.966cm" fo:padding-top="0.142cm" fo:padding-bottom="0.142cm" fo:padding-left="0.267cm" fo:padding-right="0.267cm"/>
    </style:style>
    <style:style style:name="gr12" style:family="graphic" style:parent-style-name="standard">
      <style:graphic-properties draw:stroke="solid" draw:stroke-dash="Dot" svg:stroke-color="#666666" draw:fill-color="#cccccc" draw:opacity="100%" draw:textarea-horizontal-align="justify" draw:textarea-vertical-align="middle" draw:auto-grow-height="false" fo:min-height="3.262cm" fo:min-width="7cm"/>
      <style:paragraph-properties style:writing-mode="lr-tb"/>
    </style:style>
    <style:style style:name="gr13" style:family="graphic" style:parent-style-name="objectwithoutfill">
      <style:graphic-properties draw:stroke="dash" draw:stroke-dash="Long_20_Dash" svg:stroke-width="0.035cm" svg:stroke-color="#ff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3838" draw:opacity="30%"/>
      <style:paragraph-properties fo:text-align="center"/>
    </style:style>
    <style:style style:name="P3" style:family="paragraph">
      <loext:graphic-properties draw:fill-color="#81d41a" draw:opacity="14%"/>
      <style:paragraph-properties fo:text-align="center"/>
    </style:style>
    <style:style style:name="P4" style:family="paragraph">
      <loext:graphic-properties draw:fill-color="#999999" draw:opacity="30%"/>
      <style:paragraph-properties fo:text-align="center"/>
    </style:style>
    <style:style style:name="P5" style:family="paragraph">
      <loext:graphic-properties draw:fill-color="#069a2e" draw:opacity="30%"/>
      <style:paragraph-properties fo:text-align="center"/>
    </style:style>
    <style:style style:name="P6" style:family="paragraph">
      <loext:graphic-properties draw:opacity="30%"/>
      <style:paragraph-properties fo:text-align="center"/>
    </style:style>
    <style:style style:name="P7" style:family="paragraph">
      <loext:graphic-properties draw:fill-color="#ffff00" draw:opacity="30%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opacity="57%"/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-color="#cccccc" draw:opacity="100%"/>
      <style:paragraph-properties fo:text-align="center"/>
    </style:style>
    <style:style style:name="P11" style:family="paragraph">
      <loext:graphic-properties draw:fill-color="#666666" draw:opacity="100%"/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7.5cm" svg:height="3.182cm" draw:transform="skewX (0.785398163397448) translate (3.382cm 10.758cm)">
            <draw:image xlink:href="Pictures/10000000000002B900000262EE63DB888747B5DF.jpg" xlink:type="simple" xlink:show="embed" xlink:actuate="onLoad" loext:mime-type="image/jpeg">
              <text:p/>
            </draw:image>
          </draw:frame>
          <draw:g>
            <draw:g>
              <draw:frame draw:style-name="gr2" draw:text-style-name="P1" draw:layer="layout" svg:width="7.5cm" svg:height="3.182cm" draw:transform="skewX (0.785398163397448) translate (3.382cm 2.9cm)">
                <draw:image xlink:href="Pictures/10000000000002B9000002624A32526318582F0F.png" xlink:type="simple" xlink:show="embed" xlink:actuate="onLoad" loext:mime-type="image/png">
                  <text:p/>
                </draw:image>
              </draw:frame>
              <draw:custom-shape draw:style-name="gr3" draw:text-style-name="P2" draw:layer="layout" svg:width="7.5cm" svg:height="3.182cm" draw:transform="skewX (0.785398163397448) translate (3.382cm 2.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frame draw:style-name="gr2" draw:text-style-name="P1" draw:layer="layout" svg:width="7.5cm" svg:height="3.182cm" draw:transform="skewX (0.785398163397448) translate (3.382cm 2.6cm)">
              <draw:image xlink:href="Pictures/10000000000002B9000002624A32526318582F0F.png" xlink:type="simple" xlink:show="embed" xlink:actuate="onLoad" loext:mime-type="image/png">
                <text:p/>
              </draw:image>
            </draw:frame>
            <draw:custom-shape draw:style-name="gr4" draw:text-style-name="P3" draw:layer="layout" svg:width="7.5cm" svg:height="3.182cm" draw:transform="skewX (0.785398163397448) translate (3.382cm 2.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frame draw:style-name="gr2" draw:text-style-name="P1" draw:layer="layout" svg:width="7.5cm" svg:height="3.182cm" draw:transform="skewX (0.785398163397448) translate (3.382cm 2.3cm)">
              <draw:image xlink:href="Pictures/10000000000002B9000002624A32526318582F0F.png" xlink:type="simple" xlink:show="embed" xlink:actuate="onLoad" loext:mime-type="image/png">
                <text:p/>
              </draw:image>
            </draw:frame>
            <draw:custom-shape draw:style-name="gr5" draw:text-style-name="P4" draw:layer="layout" svg:width="7.5cm" svg:height="3.182cm" draw:transform="skewX (0.785398163397448) translate (3.382cm 2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frame draw:style-name="gr2" draw:text-style-name="P1" draw:layer="layout" svg:width="7.5cm" svg:height="3.182cm" draw:transform="skewX (0.785398163397448) translate (3.382cm 2cm)">
              <draw:image xlink:href="Pictures/10000000000002B9000002624A32526318582F0F.png" xlink:type="simple" xlink:show="embed" xlink:actuate="onLoad" loext:mime-type="image/png">
                <text:p/>
              </draw:image>
            </draw:frame>
            <draw:custom-shape draw:style-name="gr6" draw:text-style-name="P5" draw:layer="layout" svg:width="7.5cm" svg:height="3.182cm" draw:transform="skewX (0.785398163397448) translate (3.382cm 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frame draw:style-name="gr2" draw:text-style-name="P1" draw:layer="layout" svg:width="7.5cm" svg:height="3.182cm" draw:transform="skewX (0.785398163397448) translate (3.382cm 1.7cm)">
              <draw:image xlink:href="Pictures/10000000000002B9000002624A32526318582F0F.png" xlink:type="simple" xlink:show="embed" xlink:actuate="onLoad" loext:mime-type="image/png">
                <text:p/>
              </draw:image>
            </draw:frame>
            <draw:custom-shape draw:style-name="gr7" draw:text-style-name="P6" draw:layer="layout" svg:width="7.5cm" svg:height="3.182cm" draw:transform="skewX (0.785398163397448) translate (3.382cm 1.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frame draw:style-name="gr2" draw:text-style-name="P1" draw:layer="layout" svg:width="7.5cm" svg:height="3.182cm" draw:transform="skewX (0.785398163397448) translate (3.382cm 1.4cm)">
              <draw:image xlink:href="Pictures/10000000000002B9000002624A32526318582F0F.png" xlink:type="simple" xlink:show="embed" xlink:actuate="onLoad" loext:mime-type="image/png">
                <text:p/>
              </draw:image>
            </draw:frame>
            <draw:custom-shape draw:style-name="gr8" draw:text-style-name="P7" draw:layer="layout" svg:width="7.5cm" svg:height="3.182cm" draw:transform="skewX (0.785398163397448) translate (3.382cm 1.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frame draw:style-name="gr2" draw:text-style-name="P1" draw:layer="layout" svg:width="7.5cm" svg:height="3.182cm" draw:transform="skewX (0.785398163397448) translate (3.382cm 1.1cm)">
              <draw:image xlink:href="Pictures/10000000000002B9000002624A32526318582F0F.png" xlink:type="simple" xlink:show="embed" xlink:actuate="onLoad" loext:mime-type="image/png">
                <text:p/>
              </draw:image>
            </draw:frame>
            <draw:custom-shape draw:style-name="gr3" draw:text-style-name="P2" draw:layer="layout" svg:width="7.5cm" svg:height="3.182cm" draw:transform="skewX (0.785398163397448) translate (3.382cm 1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frame draw:style-name="gr2" draw:text-style-name="P1" draw:layer="layout" svg:width="7.5cm" svg:height="3.182cm" draw:transform="skewX (0.785398163397448) translate (3.382cm 0.8cm)">
              <draw:image xlink:href="Pictures/10000000000002B9000002624A32526318582F0F.png" xlink:type="simple" xlink:show="embed" xlink:actuate="onLoad" loext:mime-type="image/png">
                <text:p/>
              </draw:image>
            </draw:frame>
            <draw:custom-shape draw:style-name="gr7" draw:text-style-name="P6" draw:layer="layout" svg:width="7.5cm" svg:height="3.182cm" draw:transform="skewX (0.785398163397448) translate (3.382cm 0.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frame draw:style-name="gr2" draw:text-style-name="P1" draw:layer="layout" svg:width="7.5cm" svg:height="3.182cm" draw:transform="skewX (0.785398163397448) translate (3.382cm 0.5cm)">
              <draw:image xlink:href="Pictures/10000000000002B9000002624A32526318582F0F.png" xlink:type="simple" xlink:show="embed" xlink:actuate="onLoad" loext:mime-type="image/png">
                <text:p/>
              </draw:image>
            </draw:frame>
            <draw:custom-shape draw:style-name="gr8" draw:text-style-name="P7" draw:layer="layout" svg:width="7.5cm" svg:height="3.182cm" draw:transform="skewX (0.785398163397448) translate (3.382cm 0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frame draw:style-name="gr2" draw:text-style-name="P1" draw:layer="layout" svg:width="7.5cm" svg:height="3.182cm" draw:transform="skewX (0.785398163397448) translate (3.382cm 0.2cm)">
              <draw:image xlink:href="Pictures/10000000000002B9000002624A32526318582F0F.png" xlink:type="simple" xlink:show="embed" xlink:actuate="onLoad" loext:mime-type="image/png">
                <text:p/>
              </draw:image>
            </draw:frame>
            <draw:custom-shape draw:style-name="gr3" draw:text-style-name="P2" draw:layer="layout" svg:width="7.5cm" svg:height="3.182cm" draw:transform="skewX (0.785398163397448) translate (3.382cm 0.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9" draw:text-style-name="P9" draw:layer="layout" svg:width="5.969cm" svg:height="4.029cm" svg:x="2.557cm" svg:y="6.526cm">
            <text:p text:style-name="P8"><text:span text:style-name="T1">Maximum</text:span></text:p>
            <text:p text:style-name="P8"><text:span text:style-name="T1">intensity </text:span></text:p>
            <text:p text:style-name="P8"><text:span text:style-name="T1">projection</text:span></text:p>
            <draw:enhanced-geometry svg:viewBox="0 0 21600 21600" draw:text-areas="?f0 0 ?f2 ?f5" draw:type="down-arrow" draw:modifiers="14149.8759305211 5191.9597989949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" draw:text-style-name="P10" draw:layer="layout" svg:width="7.5cm" svg:height="3.512cm" draw:transform="skewX (0.675267887596606) translate (19.949cm 9.2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9.0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8.8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8.6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8.4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8.2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8.0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7.8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7.6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7.4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7.2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7.0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6.8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6.6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6.4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6.2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6.0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5.8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1" draw:layer="layout" svg:width="7.5cm" svg:height="3.512cm" draw:transform="skewX (0.675267887596606) translate (19.049cm 5.6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5.4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5.2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5.0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4.8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4.6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4.4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4.2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4.0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3.8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3.6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3.4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3.2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3.0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2.8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2.6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2.4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2.2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2.0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1.8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7.5cm" svg:height="3.512cm" draw:transform="skewX (0.675267887596606) translate (19.949cm 1.6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0" draw:layer="layout" svg:width="7.5cm" svg:height="3.512cm" draw:transform="skewX (0.675267887596606) translate (19.949cm 1.414cm)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12" draw:layer="layout" svg:x1="7.71cm" svg:y1="13.938cm" svg:x2="16.219cm" svg:y2="9.112cm">
            <text:p/>
          </draw:line>
          <draw:line draw:style-name="gr13" draw:text-style-name="P12" draw:layer="layout" svg:x1="10.885cm" svg:y1="10.763cm" svg:x2="17.108cm" svg:y2="6.874cm">
            <text:p/>
          </draw:line>
          <draw:frame draw:style-name="gr14" draw:text-style-name="P13" draw:layer="layout" svg:width="5.582cm" svg:height="1.673cm" svg:x="19.591cm" svg:y="2.116cm">
            <draw:text-box>
              <text:p><text:span text:style-name="T2">4i image</text:span></text:p>
            </draw:text-box>
          </draw:frame>
          <draw:line draw:style-name="gr15" draw:text-style-name="P12" draw:layer="layout" svg:x1="29.065cm" svg:y1="1.414cm" svg:x2="29.065cm" svg:y2="9.239cm">
            <text:p/>
          </draw:line>
          <draw:line draw:style-name="gr15" draw:text-style-name="P12" draw:layer="layout" svg:x1="28.811cm" svg:y1="9.239cm" svg:x2="29.106cm" svg:y2="9.239cm">
            <text:p/>
          </draw:line>
          <draw:line draw:style-name="gr15" draw:text-style-name="P12" draw:layer="layout" svg:x1="28.812cm" svg:y1="5.339cm" svg:x2="29.107cm" svg:y2="5.339cm">
            <text:p/>
          </draw:line>
          <draw:line draw:style-name="gr15" draw:text-style-name="P12" draw:layer="layout" svg:x1="28.813cm" svg:y1="1.439cm" svg:x2="29.108cm" svg:y2="1.439cm">
            <text:p/>
          </draw:line>
          <draw:frame draw:style-name="gr14" draw:text-style-name="P14" draw:layer="layout" svg:width="1.205cm" svg:height="8.736cm" svg:x="27.743cm" svg:y="0.973cm">
            <draw:text-box>
              <text:p text:style-name="P1">40</text:p>
              <text:p text:style-name="P1"><text:span text:style-name="T3"/></text:p>
              <text:p text:style-name="P1"><text:span text:style-name="T4"/></text:p>
              <text:p text:style-name="P1">30</text:p>
              <text:p text:style-name="P1"><text:span text:style-name="T5"/></text:p>
              <text:p text:style-name="P1"/>
              <text:p text:style-name="P1">20</text:p>
              <text:p text:style-name="P1"/>
              <text:p text:style-name="P1"><text:span text:style-name="T5"/></text:p>
              <text:p text:style-name="P1">10</text:p>
              <text:p text:style-name="P1"><text:span text:style-name="T5"/></text:p>
              <text:p text:style-name="P1"/>
              <text:p text:style-name="P1">1</text:p>
            </draw:text-box>
          </draw:frame>
          <draw:frame draw:style-name="gr16" draw:text-style-name="P16" draw:layer="layout" svg:width="7.185cm" svg:height="1.397cm" draw:transform="rotate (1.5707963267949) translate (29.173cm 8.942cm)">
            <draw:text-box>
              <text:p text:style-name="P15"><text:span text:style-name="T6">Antibody staining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8cm" fo:page-height="1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11:45:53.156684131</meta:creation-date>
    <dc:date>2021-05-21T14:26:47.507091133</dc:date>
    <meta:editing-duration>PT1H21M8S</meta:editing-duration>
    <meta:editing-cycles>4</meta:editing-cycles>
    <meta:generator>LibreOffice/6.4.7.2$Linux_X86_64 LibreOffice_project/40$Build-2</meta:generator>
    <meta:document-statistic meta:object-count="83"/>
  </office:meta>
</office:document-meta>
</file>